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YouTube Sans" svg:font-family="'YouTube Sans', Roboto, sans-serif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" style:family="paragraph" style:parent-style-name="Standard">
      <style:text-properties officeooo:rsid="001a1147" officeooo:paragraph-rsid="001a1147"/>
    </style:style>
    <style:style style:name="P3" style:family="paragraph" style:parent-style-name="Standard">
      <style:text-properties officeooo:rsid="001a8305" officeooo:paragraph-rsid="001a8305"/>
    </style:style>
    <style:style style:name="P4" style:family="paragraph" style:parent-style-name="Table_20_Contents">
      <style:paragraph-properties fo:text-align="center" style:justify-single-word="false"/>
      <style:text-properties officeooo:rsid="00197bc9" officeooo:paragraph-rsid="00197bc9"/>
    </style:style>
    <style:style style:name="P5" style:family="paragraph" style:parent-style-name="Table_20_Contents">
      <style:text-properties officeooo:rsid="001a1147" officeooo:paragraph-rsid="001a1147"/>
    </style:style>
    <style:style style:name="P6" style:family="paragraph" style:parent-style-name="Table_20_Contents">
      <style:text-properties officeooo:rsid="001a8305" officeooo:paragraph-rsid="001a8305"/>
    </style:style>
    <style:style style:name="P7" style:family="paragraph" style:parent-style-name="Table_20_Contents">
      <style:text-properties officeooo:paragraph-rsid="001a1147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officeooo:rsid="001ac34e" officeooo:paragraph-rsid="001ac34e"/>
    </style:style>
    <style:style style:name="T1" style:family="text">
      <style:text-properties fo:color="#a9b7c6" loext:opacity="100%" style:font-name="JetBrains Mono" fo:font-size="11.5pt" fo:font-style="normal" fo:font-weight="normal" style:font-size-asian="11.5pt" style:font-style-asian="normal" style:font-weight-asian="normal"/>
    </style:style>
    <style:style style:name="T2" style:family="text">
      <style:text-properties fo:color="#a9b7c6" loext:opacity="100%" style:font-name="JetBrains Mono" fo:font-size="11.5pt" fo:font-style="normal" fo:font-weight="bold" style:font-size-asian="11.5pt" style:font-style-asian="normal" style:font-weight-asian="bold"/>
    </style:style>
    <style:style style:name="T3" style:family="text">
      <style:text-properties fo:color="#cc7832" loext:opacity="100%" style:font-name="JetBrains Mono" fo:font-size="11.5pt" fo:font-style="normal" fo:font-weight="normal" style:font-size-asian="11.5pt" style:font-style-asian="normal" style:font-weight-asian="normal"/>
    </style:style>
    <style:style style:name="T4" style:family="text">
      <style:text-properties fo:color="#9876aa" loext:opacity="100%" style:font-name="JetBrains Mono" fo:font-size="11.5pt" fo:font-style="normal" fo:font-weight="normal" style:font-size-asian="11.5pt" style:font-style-asian="normal" style:font-weight-asian="normal"/>
    </style:style>
    <style:style style:name="T5" style:family="text">
      <style:text-properties fo:color="#9876aa" loext:opacity="100%" style:font-name="JetBrains Mono" fo:font-size="11.5pt" fo:font-style="italic" fo:font-weight="normal" style:font-size-asian="11.5pt" style:font-style-asian="italic" style:font-weight-asian="normal"/>
    </style:style>
    <style:style style:name="T6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4">View Binding</text:p>
          </table:table-cell>
        </table:table-row>
        <table:table-row>
          <table:table-cell table:style-name="Tabla1.A2" office:value-type="string">
            <text:p text:style-name="P5">Fuente=&gt;<text:a xlink:type="simple" xlink:href="https://www.youtube.com/watch?v=yE2Y2q4iWpU" text:style-name="Internet_20_link" text:visited-style-name="Visited_20_Internet_20_Link">https://www.youtube.com/watch?v=yE2Y2q4iWpU</text:a></text:p>
            <text:p text:style-name="P5"/>
            <text:p text:style-name="P5"/>
            <text:p text:style-name="P5">En el archivo build.gradle (module App)</text:p>
            <text:p text:style-name="P5">agregar dentro de android{,,,,,}</text:p>
            <text:p text:style-name="P5"/>
            <text:p text:style-name="P1"><text:span text:style-name="T1">buildFeatures</text:span><text:span text:style-name="T2">{<text:line-break/> <text:s text:c="3"/></text:span><text:span text:style-name="T1">viewBinding=</text:span><text:span text:style-name="T3">true<text:line-break/></text:span><text:span text:style-name="T2">}</text:span><text:span text:style-name="T2"/></text:p>
            <text:p text:style-name="P2"/>
            <text:p text:style-name="P5"/>
            <text:p text:style-name="P5"/>
            <text:p text:style-name="P6">En el archivo MainActivity.kt</text:p>
            <text:p text:style-name="P1"><text:span text:style-name="T3">private lateinit var </text:span><text:span text:style-name="T4">binding </text:span><text:span text:style-name="T1">: ActivityMainBinding</text:span><text:span text:style-name="T1"/></text:p>
            <text:p text:style-name="P1"><text:span text:style-name="T1"/></text:p>
            <text:p text:style-name="P1"><text:span text:style-name="T1"><text:line-break/></text:span><text:span text:style-name="T4">binding </text:span><text:span text:style-name="T1">= ActivityMainBinding.inflate(</text:span><text:span text:style-name="T5">layoutInflater</text:span><text:span text:style-name="T1">)<text:line-break/>setContentView(</text:span><text:span text:style-name="T4">binding</text:span><text:span text:style-name="T1">.</text:span><text:span text:style-name="T5">root</text:span><text:span text:style-name="T1">)</text:span><text:span text:style-name="T1"/></text:p>
            <text:p text:style-name="P1"><text:span text:style-name="T1"/></text:p>
            <text:p text:style-name="P3"/>
            <text:p text:style-name="P6"/>
            <text:p text:style-name="P6"/>
            <text:p text:style-name="P7"/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8">RECYCLERVIEW</text:p>
          </table:table-cell>
        </table:table-row>
        <table:table-row>
          <table:table-cell table:style-name="Tabla2.A2" office:value-type="string">
            <text:p text:style-name="P9">Fuente =&gt; <text:a xlink:type="simple" xlink:href="https://www.youtube.com/watch?v=_HBdmrx1_hY" text:style-name="Internet_20_link" text:visited-style-name="Visited_20_Internet_20_Link">https://www.youtube.com/watch?v=_HBdmrx1_hY</text:a></text:p>
            <text:p text:style-name="P9"/>
            <text:p text:style-name="P9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YouTube Sans" svg:font-family="'YouTube Sans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8T09:36:38.843000000</meta:creation-date>
    <dc:date>2023-03-28T15:37:39.792000000</dc:date>
    <meta:editing-duration>PT6H1M</meta:editing-duration>
    <meta:editing-cycles>4</meta:editing-cycles>
    <meta:generator>LibreOffice/7.5.1.2$Windows_X86_64 LibreOffice_project/fcbaee479e84c6cd81291587d2ee68cba099e129</meta:generator>
    <meta:document-statistic meta:table-count="2" meta:image-count="0" meta:object-count="0" meta:page-count="1" meta:paragraph-count="10" meta:word-count="34" meta:character-count="398" meta:non-whitespace-character-count="369"/>
  </office:meta>
</office:document-meta>
</file>